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rst_20_paragraph">
      <style:text-properties officeooo:paragraph-rsid="00169155"/>
    </style:style>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paragraph-properties fo:margin-top="0cm" fo:margin-bottom="0cm" style:contextual-spacing="false"/>
    </style:style>
    <style:style style:name="P6" style:family="paragraph" style:parent-style-name="Text_20_body" style:list-style-name="L4">
      <style:paragraph-properties fo:margin-top="0cm" fo:margin-bottom="0cm" style:contextual-spacing="false"/>
    </style:style>
    <style:style style:name="P7" style:family="paragraph" style:parent-style-name="Text_20_body" style:list-style-name="L5">
      <style:paragraph-properties fo:margin-top="0cm" fo:margin-bottom="0cm" style:contextual-spacing="false"/>
    </style:style>
    <style:style style:name="P8" style:family="paragraph" style:parent-style-name="Text_20_body" style:list-style-name="L6">
      <style:paragraph-properties fo:margin-top="0cm" fo:margin-bottom="0cm" style:contextual-spacing="false"/>
    </style:style>
    <style:style style:name="P9" style:family="paragraph" style:parent-style-name="Text_20_body" style:list-style-name="L7">
      <style:paragraph-properties fo:margin-top="0cm" fo:margin-bottom="0cm" style:contextual-spacing="false"/>
    </style:style>
    <style:style style:name="P10" style:family="paragraph" style:parent-style-name="Text_20_body" style:list-style-name="L8">
      <style:paragraph-properties fo:margin-top="0cm" fo:margin-bottom="0cm" style:contextual-spacing="false"/>
    </style:style>
    <style:style style:name="P11" style:family="paragraph" style:parent-style-name="Text_20_body" style:list-style-name="L9">
      <style:paragraph-properties fo:margin-top="0cm" fo:margin-bottom="0cm" style:contextual-spacing="false"/>
    </style:style>
    <style:style style:name="P12" style:family="paragraph" style:parent-style-name="Text_20_body" style:list-style-name="L10">
      <style:paragraph-properties fo:margin-top="0cm" fo:margin-bottom="0cm" style:contextual-spacing="false"/>
    </style:style>
    <style:style style:name="P13" style:family="paragraph" style:parent-style-name="Text_20_body" style:list-style-name="L11">
      <style:paragraph-properties fo:margin-top="0cm" fo:margin-bottom="0cm" style:contextual-spacing="false"/>
    </style:style>
    <style:style style:name="P14" style:family="paragraph" style:parent-style-name="Text_20_body" style:list-style-name="L12">
      <style:paragraph-properties fo:margin-top="0cm" fo:margin-bottom="0cm" style:contextual-spacing="false"/>
    </style:style>
    <style:style style:name="P15" style:family="paragraph" style:parent-style-name="Text_20_body" style:list-style-name="L13">
      <style:paragraph-properties fo:margin-top="0cm" fo:margin-bottom="0cm" style:contextual-spacing="false"/>
    </style:style>
    <style:style style:name="P16" style:family="paragraph" style:parent-style-name="Text_20_body" style:list-style-name="L14">
      <style:paragraph-properties fo:margin-top="0cm" fo:margin-bottom="0cm" style:contextual-spacing="false"/>
    </style:style>
    <style:style style:name="P17" style:family="paragraph" style:parent-style-name="Text_20_body" style:list-style-name="L15">
      <style:paragraph-properties fo:margin-top="0cm" fo:margin-bottom="0cm" style:contextual-spacing="false"/>
    </style:style>
    <style:style style:name="P18" style:family="paragraph" style:parent-style-name="Text_20_body" style:list-style-name="L16">
      <style:paragraph-properties fo:margin-top="0cm" fo:margin-bottom="0cm" style:contextual-spacing="false"/>
    </style:style>
    <style:style style:name="P19" style:family="paragraph" style:parent-style-name="Text_20_body" style:list-style-name="L17">
      <style:paragraph-properties fo:margin-top="0cm" fo:margin-bottom="0cm" style:contextual-spacing="false"/>
    </style:style>
    <style:style style:name="P20" style:family="paragraph" style:parent-style-name="Text_20_body" style:list-style-name="L18">
      <style:paragraph-properties fo:margin-top="0cm" fo:margin-bottom="0cm" style:contextual-spacing="false"/>
    </style:style>
    <style:style style:name="P21" style:family="paragraph" style:parent-style-name="Text_20_body">
      <style:text-properties officeooo:paragraph-rsid="00169155"/>
    </style:style>
    <style:style style:name="P22" style:family="paragraph" style:parent-style-name="Text_20_body">
      <style:paragraph-properties fo:margin-left="2.501cm" fo:margin-right="0cm" fo:text-align="start" style:justify-single-word="false" fo:text-indent="0cm" style:auto-text-indent="false"/>
      <style:text-properties fo:font-style="italic" style:font-style-asian="italic" style:font-style-complex="italic"/>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variant="normal" fo:text-transform="none"/>
    </style:style>
    <style:style style:name="T5" style:family="text">
      <style:text-properties fo:font-variant="normal" fo:text-transform="none" style:text-position="0% 100%"/>
    </style:style>
    <style:style style:name="T6" style:family="text">
      <style:text-properties fo:font-variant="normal" fo:text-transform="none" style:text-position="0% 100%" fo:font-style="normal"/>
    </style:style>
    <style:style style:name="T7" style:family="text">
      <style:text-properties fo:font-variant="normal" fo:text-transform="none" style:text-position="0% 100%" fo:font-style="normal" style:text-underline-style="none"/>
    </style:style>
    <style:style style:name="T8" style:family="text">
      <style:text-properties fo:font-variant="normal" fo:text-transform="none" style:text-position="0% 100%" fo:font-style="normal" style:text-underline-style="none" fo:font-weight="normal"/>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1. Introduction</text:p>
      <text:list text:style-name="L1">
        <text:list-item>
          <text:p text:style-name="P3"><text:span text:style-name="Definition"/></text:p>
        </text:list-item>
      </text:list>
      <text:h text:style-name="Heading_20_2" text:outline-level="2"><text:bookmark-start text:name="personal-context"/>Personal context<text:bookmark-end text:name="personal-context"/></text:h>
      <text:p text:style-name="First_20_paragraph">In the middle of regenerated Hulme on the corner opposite the Birley fields campus is a squat unassuming building called the church of the Ascension. A part from being a site of sanctuary for the political refugee Virag Mendes in a notable anti-deportation campaign of the 1980s, it was also the site of one of Europe’s first electronic village halls. In 1996, as an unemployed recent graduate and new editor of a fanzine on the fledling electronic music scene centred around the Hulme venues of the Nia centre and New Adri, I was directed to this centre as it had the software Abiword which had the ability to print out rounded text boxes, a feature I thought would look pretty snazzy cut and pasted over over-photocopied backgrounds from 2000AD. No physical place in the UK seemed to better live out the counter-cultural, dystopian, cyberpunk ethic popularised by 2000AD and the author William Gibson. At the Hulme Community Computing Centre the hippy volunteer who facilitated my fanzine printing encouraged me to make a website of the fanzine. On later visits he gave me a print out of a website that detailed how to write HTML web pages and offered free webspace as part of the HCCC site. Pete was enthusiastic about the Unix operating system common mostly on web servers and university computers.</text:p>
      <text:p text:style-name="Text_20_body">This spirit of peer-learning combined with my desire to share the ethos of the DIY music scene fuelled many years of using the internet to promote unlicensed music events. In 1995 and 1996, the internet, like Hulme, seemed to be a corporate free space, a space for oddballs, niche enthusiasts and more importantly activists. This period saw increasing alignment with the growth of the internet to link up activities of disparate political and cultural groups around gatherings international finance institution (IFIs). For me this culminated in helping to organise and promote an event for June 18th 1999. Similar carnival-themed events drew on the blue print of reclaim the streets mixing street blockaded by outdoor sound systems. While the site of street party and protests as a chaotic and inspirational environment has been explored <text:reference-mark-start text:name="ZOTERO_ITEM CSL_CITATION {&quot;citationID&quot;:&quot;kuuxfith&quot;,&quot;properties&quot;:{&quot;formattedCitation&quot;:&quot;(Jordan, 2005; Carmo, 2012)&quot;,&quot;plainCitation&quot;:&quot;(Jordan, 2005; Carmo, 2012)&quot;,&quot;noteIndex&quot;:0},&quot;citationItems&quot;:[{&quot;id&quot;:8963,&quot;uris&quot;:[&quot;http://zotero.org/users/1913249/items/7JP662AH&quot;,[&quot;http://zotero.org/users/1913249/items/7JP662AH&quot;]],&quot;itemData&quot;:{&quot;id&quot;:8963,&quot;type&quot;:&quot;article-journal&quot;,&quot;abstract&quot;:&quot;The main goal of this article is to reflect upon the relationship between creativity and urban transformation. it stems from the assumption that creativity has a paradoxical nature as it is simultaneously used for the production of the neoliberal city and by those seeking to challenge it and build alternative urban realities. first, we put forth a critical review of the creative city narrative, focused on richard florida’s work, as it progressively became fundamental for the neoliberal city. afterwards, and contrasting with that dominant narrative, we describe a trajectory of Reclaim the Streets that provides the basis for our discussion of the protestival (protest + carnival) as its main creative force of urban transformation.&quot;,&quot;container-title&quot;:&quot;Finisterra&quot;,&quot;DOI&quot;:&quot;10.18055/Finis2683&quot;,&quot;ISSN&quot;:&quot;2182-2905&quot;,&quot;issue&quot;:&quot;94&quot;,&quot;language&quot;:&quot;pt&quot;,&quot;license&quot;:&quot;Direitos de Autor (c) 2017 Finisterra&quot;,&quot;note&quot;:&quot;number: 94&quot;,&quot;source&quot;:&quot;revistas.rcaap.pt&quot;,&quot;title&quot;:&quot;Reclaim the Streets, the protestival and the creative transformation of the city&quot;,&quot;URL&quot;:&quot;https://revistas.rcaap.pt/finisterra/article/view/2683&quot;,&quot;volume&quot;:&quot;47&quot;,&quot;author&quot;:[{&quot;family&quot;:&quot;Carmo&quot;,&quot;given&quot;:&quot;André&quot;}],&quot;accessed&quot;:{&quot;date-parts&quot;:[[&quot;2023&quot;,9,29]]},&quot;issued&quot;:{&quot;date-parts&quot;:[[&quot;2012&quot;]]},&quot;citation-key&quot;:&quot;carmo_reclaim_2012&quot;},&quot;prefix&quot;:&quot;&quot;,&quot;suffix&quot;:&quot;&quot;},{&quot;id&quot;:8962,&quot;uris&quot;:[&quot;http://zotero.org/users/1913249/items/76MCN7G5&quot;,[&quot;http://zotero.org/users/1913249/items/76MCN7G5&quot;]],&quot;itemData&quot;:{&quot;id&quot;:8962,&quot;type&quot;:&quot;article-journal&quot;,&quot;language&quot;:&quot;en&quot;,&quot;source&quot;:&quot;Zotero&quot;,&quot;title&quot;:&quot;Notes Whilst Walking on “How to Break the Heart of Empire”&quot;,&quot;author&quot;:[{&quot;family&quot;:&quot;Jordan&quot;,&quot;given&quot;:&quot;John&quot;}],&quot;issued&quot;:{&quot;date-parts&quot;:[[&quot;2005&quot;]]},&quot;citation-key&quot;:&quot;jordan_notes_2005&quot;},&quot;prefix&quot;:&quot;&quot;,&quot;suffix&quot;:&quot;&quot;}],&quot;schema&quot;:&quot;https://github.com/citation-style-language/schema/raw/master/csl-citation.json&quot;} RNDjWANCad6ro"/>(Jordan, 2005; Carmo, 2012)<text:reference-mark-end text:name="ZOTERO_ITEM CSL_CITATION {&quot;citationID&quot;:&quot;kuuxfith&quot;,&quot;properties&quot;:{&quot;formattedCitation&quot;:&quot;(Jordan, 2005; Carmo, 2012)&quot;,&quot;plainCitation&quot;:&quot;(Jordan, 2005; Carmo, 2012)&quot;,&quot;noteIndex&quot;:0},&quot;citationItems&quot;:[{&quot;id&quot;:8963,&quot;uris&quot;:[&quot;http://zotero.org/users/1913249/items/7JP662AH&quot;,[&quot;http://zotero.org/users/1913249/items/7JP662AH&quot;]],&quot;itemData&quot;:{&quot;id&quot;:8963,&quot;type&quot;:&quot;article-journal&quot;,&quot;abstract&quot;:&quot;The main goal of this article is to reflect upon the relationship between creativity and urban transformation. it stems from the assumption that creativity has a paradoxical nature as it is simultaneously used for the production of the neoliberal city and by those seeking to challenge it and build alternative urban realities. first, we put forth a critical review of the creative city narrative, focused on richard florida’s work, as it progressively became fundamental for the neoliberal city. afterwards, and contrasting with that dominant narrative, we describe a trajectory of Reclaim the Streets that provides the basis for our discussion of the protestival (protest + carnival) as its main creative force of urban transformation.&quot;,&quot;container-title&quot;:&quot;Finisterra&quot;,&quot;DOI&quot;:&quot;10.18055/Finis2683&quot;,&quot;ISSN&quot;:&quot;2182-2905&quot;,&quot;issue&quot;:&quot;94&quot;,&quot;language&quot;:&quot;pt&quot;,&quot;license&quot;:&quot;Direitos de Autor (c) 2017 Finisterra&quot;,&quot;note&quot;:&quot;number: 94&quot;,&quot;source&quot;:&quot;revistas.rcaap.pt&quot;,&quot;title&quot;:&quot;Reclaim the Streets, the protestival and the creative transformation of the city&quot;,&quot;URL&quot;:&quot;https://revistas.rcaap.pt/finisterra/article/view/2683&quot;,&quot;volume&quot;:&quot;47&quot;,&quot;author&quot;:[{&quot;family&quot;:&quot;Carmo&quot;,&quot;given&quot;:&quot;André&quot;}],&quot;accessed&quot;:{&quot;date-parts&quot;:[[&quot;2023&quot;,9,29]]},&quot;issued&quot;:{&quot;date-parts&quot;:[[&quot;2012&quot;]]},&quot;citation-key&quot;:&quot;carmo_reclaim_2012&quot;},&quot;prefix&quot;:&quot;&quot;,&quot;suffix&quot;:&quot;&quot;},{&quot;id&quot;:8962,&quot;uris&quot;:[&quot;http://zotero.org/users/1913249/items/76MCN7G5&quot;,[&quot;http://zotero.org/users/1913249/items/76MCN7G5&quot;]],&quot;itemData&quot;:{&quot;id&quot;:8962,&quot;type&quot;:&quot;article-journal&quot;,&quot;language&quot;:&quot;en&quot;,&quot;source&quot;:&quot;Zotero&quot;,&quot;title&quot;:&quot;Notes Whilst Walking on “How to Break the Heart of Empire”&quot;,&quot;author&quot;:[{&quot;family&quot;:&quot;Jordan&quot;,&quot;given&quot;:&quot;John&quot;}],&quot;issued&quot;:{&quot;date-parts&quot;:[[&quot;2005&quot;]]},&quot;citation-key&quot;:&quot;jordan_notes_2005&quot;},&quot;prefix&quot;:&quot;&quot;,&quot;suffix&quot;:&quot;&quot;}],&quot;schema&quot;:&quot;https://github.com/citation-style-language/schema/raw/master/csl-citation.json&quot;} RNDjWANCad6ro"/>.</text:p>
      <text:p text:style-name="Text_20_body">I have been inspired by the possibilities of the party and protest movement as an inspirational site of learning. My involvement with the movement led me to help develop my internet publishing skills aligning myself with a broad network of media and internet activists centred around the Indymedia project. On a personal level, my development as a media activist including but not limited to: graphic design; web page creation; computer programming; video editing; audio-visual events tech; and server maintenance was driven with motivation and support provided by people involved in that scene.</text:p>
      <text:p text:style-name="Text_20_body">The empowerment and education aspect of these networks and new uses of technology was something that I wanted to share with wider networks. To pay the bills I developed a specialism in internet and media creation training and community as paid activity to support my environmental and migrant activism. One role was as a documentation writer for Floss manuals <text:soft-page-break/>specialising in free and open sources tools for media and secure communications. Another of those roles was to set up run a media centres for an activist social centre, Community Arts Northwest and People’s Voice Media.</text:p>
      <text:p text:style-name="Text_20_body">As time developed, my activist activities aligned with arts techniques, integrating performance art and activist outreach particularly at film screenings. I enjoyed being part of a wide network of activist embracing playful, performance based actions and activism <text:reference-mark-start text:name="ZOTERO_ITEM CSL_CITATION {&quot;citationID&quot;:&quot;pagduekd&quot;,&quot;properties&quot;:{&quot;formattedCitation&quot;:&quot;(Klepto, 2004; Routledge, 2012)&quot;,&quot;plainCitation&quot;:&quot;(Klepto, 2004; Routledge, 2012)&quot;,&quot;noteIndex&quot;:0},&quot;citationItems&quot;:[{&quot;id&quot;:8996,&quot;uris&quot;:[&quot;http://zotero.org/users/1913249/items/U6UK7C58&quot;,[&quot;http://zotero.org/users/1913249/items/U6UK7C58&quot;]],&quot;itemData&quot;:{&quot;id&quot;:8996,&quot;type&quot;:&quot;article-journal&quot;,&quot;container-title&quot;:&quot;City&quot;,&quot;DOI&quot;:&quot;10.1080/1360481042000313536&quot;,&quot;ISSN&quot;:&quot;1360-4813&quot;,&quot;issue&quot;:&quot;3&quot;,&quot;note&quot;:&quot;publisher: Routledge\n_eprint: https://doi.org/10.1080/1360481042000313536&quot;,&quot;page&quot;:&quot;403-411&quot;,&quot;source&quot;:&quot;Taylor and Francis+NEJM&quot;,&quot;title&quot;:&quot;Making war with love: the Clandestine Insurgent Rebel Clown Army&quot;,&quot;title-short&quot;:&quot;Making war with love&quot;,&quot;URL&quot;:&quot;https://doi.org/10.1080/1360481042000313536&quot;,&quot;volume&quot;:&quot;8&quot;,&quot;author&quot;:[{&quot;family&quot;:&quot;Klepto&quot;,&quot;given&quot;:&quot;Kolonel&quot;}],&quot;accessed&quot;:{&quot;date-parts&quot;:[[&quot;2023&quot;,10,3]]},&quot;issued&quot;:{&quot;date-parts&quot;:[[&quot;2004&quot;,12,1]]},&quot;citation-key&quot;:&quot;klepto_making_2004&quot;},&quot;prefix&quot;:&quot;&quot;,&quot;suffix&quot;:&quot;&quot;},{&quot;id&quot;:8998,&quot;uris&quot;:[&quot;http://zotero.org/users/1913249/items/C8AMA89V&quot;,[&quot;http://zotero.org/users/1913249/items/C8AMA89V&quot;]],&quot;itemData&quot;:{&quot;id&quot;:8998,&quot;type&quot;:&quot;article-journal&quot;,&quot;abstract&quot;:&quot;Abstract: This paper is concerned with the political performance of the Clandestine Insurgent Rebel Clown Army (CIRCA) during the protests against the G8 meeting in Gleneagles, Scotland in 2005. In particular, the paper is concerned with how emotional experiences within political moments or events can be constituted through performances that fashion “sensuous solidarities”. Sensuous solidarities are generated through diverse bodily movements and techniques, and are indicative of both the performative character of activist subjectivities and the content of activists’ public (political) performances. Reflecting on my participation in CIRCA, this paper will argue that sensuous solidarities constituted a series of complex, contradictory and emotive co-performances and resonances with police, other protestors and the public and in doing so will consider the efficacy of those forms of activism that Duncombe (2007, Dream: Reimagining Progressive Politics in an Age of Fantasy. London: The New Press) has termed “ethical spectacles”.&quot;,&quot;container-title&quot;:&quot;Antipode&quot;,&quot;DOI&quot;:&quot;10.1111/j.1467-8330.2010.00862.x&quot;,&quot;ISSN&quot;:&quot;1467-8330&quot;,&quot;issue&quot;:&quot;2&quot;,&quot;language&quot;:&quot;en&quot;,&quot;license&quot;:&quot;© 2011 The Authors Antipode© 2011 Editorial Board of Antipode.&quot;,&quot;note&quot;:&quot;_eprint: https://onlinelibrary.wiley.com/doi/pdf/10.1111/j.1467-8330.2010.00862.x&quot;,&quot;page&quot;:&quot;428-452&quot;,&quot;source&quot;:&quot;Wiley Online Library&quot;,&quot;title&quot;:&quot;Sensuous Solidarities: Emotion, Politics and Performance in the Clandestine Insurgent Rebel Clown Army&quot;,&quot;title-short&quot;:&quot;Sensuous Solidarities&quot;,&quot;URL&quot;:&quot;https://onlinelibrary.wiley.com/doi/abs/10.1111/j.1467-8330.2010.00862.x&quot;,&quot;volume&quot;:&quot;44&quot;,&quot;author&quot;:[{&quot;family&quot;:&quot;Routledge&quot;,&quot;given&quot;:&quot;Paul&quot;}],&quot;accessed&quot;:{&quot;date-parts&quot;:[[&quot;2023&quot;,10,3]]},&quot;issued&quot;:{&quot;date-parts&quot;:[[&quot;2012&quot;]]},&quot;citation-key&quot;:&quot;routledge_sensuous_2012&quot;},&quot;prefix&quot;:&quot;&quot;,&quot;suffix&quot;:&quot;&quot;}],&quot;schema&quot;:&quot;https://github.com/citation-style-language/schema/raw/master/csl-citation.json&quot;} RNDiNchyT3MQP"/>(Klepto, 2004; Routledge, 2012)<text:reference-mark-end text:name="ZOTERO_ITEM CSL_CITATION {&quot;citationID&quot;:&quot;pagduekd&quot;,&quot;properties&quot;:{&quot;formattedCitation&quot;:&quot;(Klepto, 2004; Routledge, 2012)&quot;,&quot;plainCitation&quot;:&quot;(Klepto, 2004; Routledge, 2012)&quot;,&quot;noteIndex&quot;:0},&quot;citationItems&quot;:[{&quot;id&quot;:8996,&quot;uris&quot;:[&quot;http://zotero.org/users/1913249/items/U6UK7C58&quot;,[&quot;http://zotero.org/users/1913249/items/U6UK7C58&quot;]],&quot;itemData&quot;:{&quot;id&quot;:8996,&quot;type&quot;:&quot;article-journal&quot;,&quot;container-title&quot;:&quot;City&quot;,&quot;DOI&quot;:&quot;10.1080/1360481042000313536&quot;,&quot;ISSN&quot;:&quot;1360-4813&quot;,&quot;issue&quot;:&quot;3&quot;,&quot;note&quot;:&quot;publisher: Routledge\n_eprint: https://doi.org/10.1080/1360481042000313536&quot;,&quot;page&quot;:&quot;403-411&quot;,&quot;source&quot;:&quot;Taylor and Francis+NEJM&quot;,&quot;title&quot;:&quot;Making war with love: the Clandestine Insurgent Rebel Clown Army&quot;,&quot;title-short&quot;:&quot;Making war with love&quot;,&quot;URL&quot;:&quot;https://doi.org/10.1080/1360481042000313536&quot;,&quot;volume&quot;:&quot;8&quot;,&quot;author&quot;:[{&quot;family&quot;:&quot;Klepto&quot;,&quot;given&quot;:&quot;Kolonel&quot;}],&quot;accessed&quot;:{&quot;date-parts&quot;:[[&quot;2023&quot;,10,3]]},&quot;issued&quot;:{&quot;date-parts&quot;:[[&quot;2004&quot;,12,1]]},&quot;citation-key&quot;:&quot;klepto_making_2004&quot;},&quot;prefix&quot;:&quot;&quot;,&quot;suffix&quot;:&quot;&quot;},{&quot;id&quot;:8998,&quot;uris&quot;:[&quot;http://zotero.org/users/1913249/items/C8AMA89V&quot;,[&quot;http://zotero.org/users/1913249/items/C8AMA89V&quot;]],&quot;itemData&quot;:{&quot;id&quot;:8998,&quot;type&quot;:&quot;article-journal&quot;,&quot;abstract&quot;:&quot;Abstract: This paper is concerned with the political performance of the Clandestine Insurgent Rebel Clown Army (CIRCA) during the protests against the G8 meeting in Gleneagles, Scotland in 2005. In particular, the paper is concerned with how emotional experiences within political moments or events can be constituted through performances that fashion “sensuous solidarities”. Sensuous solidarities are generated through diverse bodily movements and techniques, and are indicative of both the performative character of activist subjectivities and the content of activists’ public (political) performances. Reflecting on my participation in CIRCA, this paper will argue that sensuous solidarities constituted a series of complex, contradictory and emotive co-performances and resonances with police, other protestors and the public and in doing so will consider the efficacy of those forms of activism that Duncombe (2007, Dream: Reimagining Progressive Politics in an Age of Fantasy. London: The New Press) has termed “ethical spectacles”.&quot;,&quot;container-title&quot;:&quot;Antipode&quot;,&quot;DOI&quot;:&quot;10.1111/j.1467-8330.2010.00862.x&quot;,&quot;ISSN&quot;:&quot;1467-8330&quot;,&quot;issue&quot;:&quot;2&quot;,&quot;language&quot;:&quot;en&quot;,&quot;license&quot;:&quot;© 2011 The Authors Antipode© 2011 Editorial Board of Antipode.&quot;,&quot;note&quot;:&quot;_eprint: https://onlinelibrary.wiley.com/doi/pdf/10.1111/j.1467-8330.2010.00862.x&quot;,&quot;page&quot;:&quot;428-452&quot;,&quot;source&quot;:&quot;Wiley Online Library&quot;,&quot;title&quot;:&quot;Sensuous Solidarities: Emotion, Politics and Performance in the Clandestine Insurgent Rebel Clown Army&quot;,&quot;title-short&quot;:&quot;Sensuous Solidarities&quot;,&quot;URL&quot;:&quot;https://onlinelibrary.wiley.com/doi/abs/10.1111/j.1467-8330.2010.00862.x&quot;,&quot;volume&quot;:&quot;44&quot;,&quot;author&quot;:[{&quot;family&quot;:&quot;Routledge&quot;,&quot;given&quot;:&quot;Paul&quot;}],&quot;accessed&quot;:{&quot;date-parts&quot;:[[&quot;2023&quot;,10,3]]},&quot;issued&quot;:{&quot;date-parts&quot;:[[&quot;2012&quot;]]},&quot;citation-key&quot;:&quot;routledge_sensuous_2012&quot;},&quot;prefix&quot;:&quot;&quot;,&quot;suffix&quot;:&quot;&quot;}],&quot;schema&quot;:&quot;https://github.com/citation-style-language/schema/raw/master/csl-citation.json&quot;} RNDiNchyT3MQP"/>.</text:p>
      <text:p text:style-name="Text_20_body">Unfortunately, the performative element of activism took a dark turn as when it was revealed that the activist network I had been involved with were heavily infiltrated by police. Police infiltrators had also been undertaking a performance. The reality that the police and wider authorities had just been letting direct actions happen and even instigating some of them was stark. While I had always been aware of the limits of our agency, I was still not ready for the reveal. The process of being secretive about our actions and my role in outreach for this movement became very uncomfortable. The movement felt unsafe for myself and for others.</text:p>
      <text:p text:style-name="Text_20_body">The intervention of environmental direct action had clashed against the interests of the state. It had become clear that while bother sides were prepared to bend or break the rules our side was much less prepared in terms of legal and financial back up.</text:p>
      <text:p text:style-name="Text_20_body">After writing the first draft of this personal history, it seemed quite depressing. The ongoing revelations of the extent of the police infiltration of activist networks<text:note text:id="ftn1" text:note-class="footnote"><text:note-citation>1</text:note-citation><text:note-body><text:p text:style-name="Footnote">https://en.wikipedia.org/wiki/Undercover_Policing_Inquiry</text:p></text:note-body></text:note>, and the use of personal and sexual relationships to further this disruption to the groups<text:note text:id="ftn2" text:note-class="footnote"><text:note-citation>2</text:note-citation><text:note-body><text:p text:style-name="Footnote">https://en.wikipedia.org/wiki/UK_undercover_policing_relationships_scandal</text:p></text:note-body></text:note>, took a heavy toll on my mental health and my world outlook. My work with social movements to take advantages of new opportunities created in part by community-driven technology to cause societal change had been met with a response from forces that were far better resources than we were. The push back from state and corporate bodies had used a diversity of means at their disposal: some legislative and bureaucratic; some underhand — notably the embrace, extend &amp; extinguish <text:note text:id="ftn3" text:note-class="footnote"><text:note-citation>3</text:note-citation><text:note-body><text:p text:style-name="Footnote">https://en.wikipedia.org/wiki/Embrace,_extend,_and_extinguish</text:p></text:note-body></text:note><text:s/>tactic to counter to open source successes —; and some illegal means.</text:p>
      <text:h text:style-name="Heading_20_4" text:outline-level="4"><text:bookmark-start text:name="a-response-of-sorts"/>A response of sorts<text:bookmark-end text:name="a-response-of-sorts"/></text:h>
      <text:p text:style-name="First_20_paragraph">My response was to shift focus on community work and training and documentation work with international networks and then eventually to informal learning of media creation with young people and families. While this move was a retreat from other domains in part driven by painful experiences outlined above, my shift of interest towards young people and family was a positive and strategic shift to align with my new role as a university tutor in education and as a new parent.</text:p>
      <text:p text:style-name="Text_20_body">There are positive elements to this otherwise sad story. My experiences have helped focus my interests on how change can happen and happen quickly when new opportunities become available to a community eager to use them. They also caution against unrealistic expectations of <text:soft-page-break/>systemic change when faced with opponents with deep pockets and extensive resources. I would like to communicate a pragmatic approach of finding the limits of your agency, strategically pushing against them, and cautiously observing what happens. An informed activism built on a critical view of the nature of the system in question.</text:p>
      <text:p text:style-name="Text_20_body">My work in for FLOSS Manuals allowed me access to diverse international networks. These seemed one step away from grass roots organising on the frontline but still informed by participatory and egalitarian methods. These networks included those advocating for Open Web and Free Culture, promoting Open Video and Video for Change movements. One thread of this work led me to work in partnership work with Mozilla and to gain awareness of the Webmaker education programme.</text:p>
      <text:p text:style-name="Text_20_body">Webmaker was more than a set of tools, Mozilla created workshops guides and in partnership with networks of informal educators in the US like Mouse, Hive Neworks and The New Youth City Learning Network. The motivation was to involve teens in being web literate through making web products inspired in part by Douglas Rushkoff’s call for everyone to know at least a little bit of coding <text:reference-mark-start text:name="ZOTERO_ITEM CSL_CITATION {&quot;citationID&quot;:&quot;zhunukxh&quot;,&quot;properties&quot;:{&quot;formattedCitation&quot;:&quot;(Rushkoff, 2010)&quot;,&quot;plainCitation&quot;:&quot;(Rushkoff, 2010)&quot;,&quot;noteIndex&quot;:0},&quot;citationItems&quot;:[{&quot;id&quot;:1132,&quot;uris&quot;:[&quot;http://zotero.org/users/1913249/items/TNE6KXEZ&quot;,[&quot;http://zotero.org/users/1913249/items/TNE6KXEZ&quot;]],&quot;itemData&quot;:{&quot;id&quot;:1132,&quot;type&quot;:&quot;book&quot;,&quot;abstract&quot;:&quot;\&quot;The media theorist who gave us the concepts of viral media, social currency and screenagers is back with his most far-reaching appraisal yet of digital media\&quot; --Cover, p. 4&quot;,&quot;call-number&quot;:&quot;QA76.9.C66 R868 2010&quot;,&quot;event-place&quot;:&quot;New York&quot;,&quot;ISBN&quot;:&quot;978-1-935928-15-7&quot;,&quot;number-of-pages&quot;:&quot;149&quot;,&quot;publisher&quot;:&quot;OR Books&quot;,&quot;publisher-place&quot;:&quot;New York&quot;,&quot;source&quot;:&quot;Library of Congress ISBN&quot;,&quot;title&quot;:&quot;Program or be programmed: ten commands for a digital age&quot;,&quot;title-short&quot;:&quot;Program or be programmed&quot;,&quot;author&quot;:[{&quot;family&quot;:&quot;Rushkoff&quot;,&quot;given&quot;:&quot;Douglas&quot;}],&quot;issued&quot;:{&quot;date-parts&quot;:[[&quot;2010&quot;]]},&quot;citation-key&quot;:&quot;rushkoff_program_2010&quot;},&quot;prefix&quot;:&quot;&quot;,&quot;suffix&quot;:&quot;&quot;}],&quot;schema&quot;:&quot;https://github.com/citation-style-language/schema/raw/master/csl-citation.json&quot;} RNDJXXFIM21WZ"/>(Rushkoff, 2010)<text:reference-mark-end text:name="ZOTERO_ITEM CSL_CITATION {&quot;citationID&quot;:&quot;zhunukxh&quot;,&quot;properties&quot;:{&quot;formattedCitation&quot;:&quot;(Rushkoff, 2010)&quot;,&quot;plainCitation&quot;:&quot;(Rushkoff, 2010)&quot;,&quot;noteIndex&quot;:0},&quot;citationItems&quot;:[{&quot;id&quot;:1132,&quot;uris&quot;:[&quot;http://zotero.org/users/1913249/items/TNE6KXEZ&quot;,[&quot;http://zotero.org/users/1913249/items/TNE6KXEZ&quot;]],&quot;itemData&quot;:{&quot;id&quot;:1132,&quot;type&quot;:&quot;book&quot;,&quot;abstract&quot;:&quot;\&quot;The media theorist who gave us the concepts of viral media, social currency and screenagers is back with his most far-reaching appraisal yet of digital media\&quot; --Cover, p. 4&quot;,&quot;call-number&quot;:&quot;QA76.9.C66 R868 2010&quot;,&quot;event-place&quot;:&quot;New York&quot;,&quot;ISBN&quot;:&quot;978-1-935928-15-7&quot;,&quot;number-of-pages&quot;:&quot;149&quot;,&quot;publisher&quot;:&quot;OR Books&quot;,&quot;publisher-place&quot;:&quot;New York&quot;,&quot;source&quot;:&quot;Library of Congress ISBN&quot;,&quot;title&quot;:&quot;Program or be programmed: ten commands for a digital age&quot;,&quot;title-short&quot;:&quot;Program or be programmed&quot;,&quot;author&quot;:[{&quot;family&quot;:&quot;Rushkoff&quot;,&quot;given&quot;:&quot;Douglas&quot;}],&quot;issued&quot;:{&quot;date-parts&quot;:[[&quot;2010&quot;]]},&quot;citation-key&quot;:&quot;rushkoff_program_2010&quot;},&quot;prefix&quot;:&quot;&quot;,&quot;suffix&quot;:&quot;&quot;}],&quot;schema&quot;:&quot;https://github.com/citation-style-language/schema/raw/master/csl-citation.json&quot;} RNDJXXFIM21WZ"/>.</text:p>
      <text:p text:style-name="P22">And as we move into an increasingly digital reality, we must learn not just how to use programs but how to make them. In the emerging highly programmed landscape ahead, you will either create the software or you will be the software. It’s really that simple: Program, or be programmed. <text:reference-mark-start text:name="ZOTERO_ITEM CSL_CITATION {&quot;citationID&quot;:&quot;jbalbgzx&quot;,&quot;properties&quot;:{&quot;formattedCitation&quot;:&quot;(Rushkoff, 2010)&quot;,&quot;plainCitation&quot;:&quot;(Rushkoff, 2010)&quot;,&quot;noteIndex&quot;:0},&quot;citationItems&quot;:[{&quot;id&quot;:1132,&quot;uris&quot;:[&quot;http://zotero.org/users/1913249/items/TNE6KXEZ&quot;,[&quot;http://zotero.org/users/1913249/items/TNE6KXEZ&quot;]],&quot;itemData&quot;:{&quot;id&quot;:1132,&quot;type&quot;:&quot;book&quot;,&quot;abstract&quot;:&quot;\&quot;The media theorist who gave us the concepts of viral media, social currency and screenagers is back with his most far-reaching appraisal yet of digital media\&quot; --Cover, p. 4&quot;,&quot;call-number&quot;:&quot;QA76.9.C66 R868 2010&quot;,&quot;event-place&quot;:&quot;New York&quot;,&quot;ISBN&quot;:&quot;978-1-935928-15-7&quot;,&quot;number-of-pages&quot;:&quot;149&quot;,&quot;publisher&quot;:&quot;OR Books&quot;,&quot;publisher-place&quot;:&quot;New York&quot;,&quot;source&quot;:&quot;Library of Congress ISBN&quot;,&quot;title&quot;:&quot;Program or be programmed: ten commands for a digital age&quot;,&quot;title-short&quot;:&quot;Program or be programmed&quot;,&quot;author&quot;:[{&quot;family&quot;:&quot;Rushkoff&quot;,&quot;given&quot;:&quot;Douglas&quot;}],&quot;issued&quot;:{&quot;date-parts&quot;:[[&quot;2010&quot;]]},&quot;citation-key&quot;:&quot;rushkoff_program_2010&quot;},&quot;prefix&quot;:&quot;&quot;,&quot;suffix&quot;:&quot;&quot;}],&quot;schema&quot;:&quot;https://github.com/citation-style-language/schema/raw/master/csl-citation.json&quot;} RNDFn7E55goaB"/>(Rushkoff, 2010)<text:reference-mark-end text:name="ZOTERO_ITEM CSL_CITATION {&quot;citationID&quot;:&quot;jbalbgzx&quot;,&quot;properties&quot;:{&quot;formattedCitation&quot;:&quot;(Rushkoff, 2010)&quot;,&quot;plainCitation&quot;:&quot;(Rushkoff, 2010)&quot;,&quot;noteIndex&quot;:0},&quot;citationItems&quot;:[{&quot;id&quot;:1132,&quot;uris&quot;:[&quot;http://zotero.org/users/1913249/items/TNE6KXEZ&quot;,[&quot;http://zotero.org/users/1913249/items/TNE6KXEZ&quot;]],&quot;itemData&quot;:{&quot;id&quot;:1132,&quot;type&quot;:&quot;book&quot;,&quot;abstract&quot;:&quot;\&quot;The media theorist who gave us the concepts of viral media, social currency and screenagers is back with his most far-reaching appraisal yet of digital media\&quot; --Cover, p. 4&quot;,&quot;call-number&quot;:&quot;QA76.9.C66 R868 2010&quot;,&quot;event-place&quot;:&quot;New York&quot;,&quot;ISBN&quot;:&quot;978-1-935928-15-7&quot;,&quot;number-of-pages&quot;:&quot;149&quot;,&quot;publisher&quot;:&quot;OR Books&quot;,&quot;publisher-place&quot;:&quot;New York&quot;,&quot;source&quot;:&quot;Library of Congress ISBN&quot;,&quot;title&quot;:&quot;Program or be programmed: ten commands for a digital age&quot;,&quot;title-short&quot;:&quot;Program or be programmed&quot;,&quot;author&quot;:[{&quot;family&quot;:&quot;Rushkoff&quot;,&quot;given&quot;:&quot;Douglas&quot;}],&quot;issued&quot;:{&quot;date-parts&quot;:[[&quot;2010&quot;]]},&quot;citation-key&quot;:&quot;rushkoff_program_2010&quot;},&quot;prefix&quot;:&quot;&quot;,&quot;suffix&quot;:&quot;&quot;}],&quot;schema&quot;:&quot;https://github.com/citation-style-language/schema/raw/master/csl-citation.json&quot;} RNDFn7E55goaB"/>.</text:p>
      <text:p text:style-name="Text_20_body">This avenue offered a positive way to discuss the politics of independent communications and an empowerment agenda. The development of javascript based libraries like Popcorn.js also exposed the limits of my self-directed computing skills. Thus it was strategic to I retrained with a masters in Computing and then a PGCE in Computing at Manchester Met. The rhetoric accompanying the launch of a new curriculum promised the ability to undertake game and media project production as a way to increase learners authentic real-world programming skills through creating authentic projects <text:reference-mark-start text:name="ZOTERO_ITEM CSL_CITATION {&quot;citationID&quot;:&quot;yyshtqjr&quot;,&quot;properties&quot;:{&quot;formattedCitation&quot;:&quot;(Livingstone and Hope, 2010)&quot;,&quot;plainCitation&quot;:&quot;(Livingstone and Hope, 2010)&quot;,&quot;noteIndex&quot;:0},&quot;citationItems&quot;:[{&quot;id&quot;:14,&quot;uris&quot;:[&quot;http://zotero.org/users/1913249/items/4NN3EMNW&quot;,[&quot;http://zotero.org/users/1913249/items/4NN3EMNW&quot;]],&quot;itemData&quot;:{&quot;id&quot;:14,&quot;type&quot;:&quot;book&quot;,&quot;note&quot;:&quot;Citation Key: livingstone2010next&quot;,&quot;publisher&quot;:&quot;Nesta&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0&quot;]]},&quot;citation-key&quot;:&quot;livingstone2010next&quot;},&quot;prefix&quot;:&quot;&quot;,&quot;suffix&quot;:&quot;&quot;}],&quot;schema&quot;:&quot;https://github.com/citation-style-language/schema/raw/master/csl-citation.json&quot;} RND3n3mMpGYDJ"/>(Livingstone and Hope, 2010)<text:reference-mark-end text:name="ZOTERO_ITEM CSL_CITATION {&quot;citationID&quot;:&quot;yyshtqjr&quot;,&quot;properties&quot;:{&quot;formattedCitation&quot;:&quot;(Livingstone and Hope, 2010)&quot;,&quot;plainCitation&quot;:&quot;(Livingstone and Hope, 2010)&quot;,&quot;noteIndex&quot;:0},&quot;citationItems&quot;:[{&quot;id&quot;:14,&quot;uris&quot;:[&quot;http://zotero.org/users/1913249/items/4NN3EMNW&quot;,[&quot;http://zotero.org/users/1913249/items/4NN3EMNW&quot;]],&quot;itemData&quot;:{&quot;id&quot;:14,&quot;type&quot;:&quot;book&quot;,&quot;note&quot;:&quot;Citation Key: livingstone2010next&quot;,&quot;publisher&quot;:&quot;Nesta&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0&quot;]]},&quot;citation-key&quot;:&quot;livingstone2010next&quot;},&quot;prefix&quot;:&quot;&quot;,&quot;suffix&quot;:&quot;&quot;}],&quot;schema&quot;:&quot;https://github.com/citation-style-language/schema/raw/master/csl-citation.json&quot;} RND3n3mMpGYDJ"/>.</text:p>
      <text:p text:style-name="Text_20_body">During my PGCE year I found it challenging to bring in the kind of project based learning techniques to the classroom, a theme explored in this thesis. I did however manage to create a pilot scheme to teach javascript in playful ways, using Mozilla’s webmaker tools and ethos, which I trialled in the classroom and wrote up as a dissertation and published the results as an addition to the Mozilla’s online teaching resources.</text:p>
      <text:p text:style-name="Text_20_body">It was from this base, and in response to home educators call to engage with partnership work with Manchester Met Uni wit work around learning to code using games that I returned to Mozilla’s web resources to discover a javascript library to facilitate game making in the browser. Rather than using media to mobilise and feed into social movements, games became a medium to explore and create as a playful educational experience.</text:p>
      <text:p text:style-name="Text_20_body">My study, in part, explores ways in which how the motivational and navigational affordances of enthusiast game making communities can be brought into more structured educational environments.</text:p>
      <text:section text:style-name="Sect1" text:name="ZOTERO_BIBL {&quot;uncited&quot;:[],&quot;omitted&quot;:[],&quot;custom&quot;:[]} CSL_BIBLIOGRAPHY RNDJUhsk4EpKI">
        <text:p text:style-name="Bibliography_20_1"><text:soft-page-break/>Basham, J. D. and Marino, M. T. (2013) ‘Understanding stem education and supporting students through universal design for learning.’ <text:span text:style-name="T1">Teaching Exceptional Children</text:span>, 45(4) pp. 8–15.</text:p>
        <text:p text:style-name="Bibliography_20_1">Bers, M. U. (2021) <text:span text:style-name="T1">Coding as a playground: programming and computational thinking in the early childhood classroom</text:span>. Second edition, New York, NY: Routledge.</text:p>
        <text:p text:style-name="Bibliography_20_1">Black-Hawkins, K., Florian, L. and Rouse, M. (2008) ‘Achievement and inclusion in schools and classrooms: Participation and pedagogy.’ <text:span text:style-name="T1">In</text:span> <text:span text:style-name="T1">Artículo presentado en la conferencia de British Educational Research Association. Universidad Heriot Watt. Edinburgh</text:span>.</text:p>
        <text:p text:style-name="Bibliography_20_1">Boyle, J. and Kao, W.-C. (eds) (2017) <text:span text:style-name="T1">The retro-futurism of cuteness</text:span>. punctum books.</text:p>
        <text:p text:style-name="Bibliography_20_1">Carmo, A. (2012) ‘Reclaim the Streets, the protestival and the creative transformation of the city.’ <text:span text:style-name="T1">Finisterra</text:span>, 47(94).</text:p>
        <text:p text:style-name="Bibliography_20_1">Cook, S., Rao, K. and Cook, B. (2016) ‘Using universal design for learning to personalize an evidence-based practice for students with disabilities.’ <text:span text:style-name="T1">In</text:span>, pp. 239–248.</text:p>
        <text:p text:style-name="Bibliography_20_1">Doroudi, S. and Ahmad, Y. (2023) ‘The Relevance of Ivan Illich’s Learning Webs 50 Years On.’ <text:span text:style-name="T1">In</text:span> <text:span text:style-name="T1">Proceedings of the Tenth ACM Conference on Learning @ Scale</text:span>. New York, NY, USA: Association for Computing Machinery (L@S ’23), pp. 99–109.</text:p>
        <text:p text:style-name="Bibliography_20_1">Fensham-Smith, A. J. (2021) ‘Invisible pedagogies in home education: Freedom, power and control.’ <text:span text:style-name="T1">Journal of Pedagogy</text:span>, 12(1) pp. 5–27.</text:p>
        <text:p text:style-name="Bibliography_20_1">Fyfe, E. R., McNeil, N. M., Son, J. Y. and Goldstone, R. L. (2014) ‘Concreteness Fading in Mathematics and Science Instruction: a Systematic Review.’ <text:span text:style-name="T1">Educational Psychology Review</text:span>, 26(1) pp. 9–25.</text:p>
        <text:p text:style-name="Bibliography_20_1">Galen, J. V. and Pitman, M. A. (1991) <text:span text:style-name="T1">Home Schooling: Political, Historical, and Pedagogical Perspectives</text:span>. Bloomsbury Publishing USA.</text:p>
        <text:p text:style-name="Bibliography_20_1">Garda, M. B. (2014) ‘Nostalgia in retro game design.’ <text:span text:style-name="T1">In</text:span> <text:span text:style-name="T1">DiGRA - Proceedings of the 2013 DiGRA International Conference: DeFragging Game Studies</text:span>.</text:p>
        <text:p text:style-name="Bibliography_20_1">Gee, J. P. (2004) <text:span text:style-name="T1">What video games have to teach us about learning and literacy</text:span>. 1. paperback ed, New York, NY: Palgrave Macmillan (Education).</text:p>
        <text:p text:style-name="Bibliography_20_1">Gray, P. and Riley, G. (2013) ‘The Challenges and Benefits of Unschooling, According to 232 Families Who Have Chosen that Route,’ 7(14).</text:p>
        <text:p text:style-name="Bibliography_20_1">Itō, M., Baumer, S., Bittanti, M. and Antin, J. (eds) (2010) <text:span text:style-name="T1">Hanging out, messing around, and geeking out: kids living and learning with new media</text:span>. Cambridge, Mass.: MIT Press (The John D. and Catherine T. MacArthur Foundation series on digital media and learning).</text:p>
        <text:p text:style-name="Bibliography_20_1">Ito, M., Gutiérrez, K., Livingstone, S., Penuel, B., Rhodes, J., Salen, K., Schor, J., Sefton-Green, <text:soft-page-break/>J. and Watkins, S. C. (2013) <text:span text:style-name="T1">Connected Learning.</text:span> Cork: BookBaby.</text:p>
        <text:p text:style-name="Bibliography_20_1">Jenkins, H. (2009) <text:span text:style-name="T1">Confronting the challenges of participatory culture: media education for the 21st century</text:span>. Cambridge, MA: The MIT Press (The John D. and Catherine T. MacArthur Foundation Reports on Digital Media and Learning).</text:p>
        <text:p text:style-name="Bibliography_20_1">Jordan, J. (2005) ‘Notes Whilst Walking on “How to Break the Heart of Empire.”’</text:p>
        <text:p text:style-name="Bibliography_20_1">Kafai, Y. B., Burke, Q. and Steinkuehler, C. (2016) <text:span text:style-name="T1">Connected Gaming: What Making Video Games Can Teach Us about Learning and Literacy</text:span>. MIT Press.</text:p>
        <text:p text:style-name="Bibliography_20_1">Kafai, Y. B. and Vasudevan, V. (2015) ‘Constructionist Gaming Beyond the Screen: Middle School Students’ Crafting and Computing of Touchpads, Board Games, and Controllers.’ <text:span text:style-name="T1">In</text:span> <text:span text:style-name="T1">Proceedings of the Workshop in Primary and Secondary Computing Education</text:span>. New York, NY, USA: Association for Computing Machinery (WiPSCE ’15), pp. 49–54.</text:p>
        <text:p text:style-name="Bibliography_20_1">Kafai, Y. and Burke, Q. (2014) ‘Beyond game design for broadening participation: building new clubhouses of computing for girls.’ <text:span text:style-name="T1">In</text:span> <text:span text:style-name="T1">Proceedings of Gender and IT Appropriation. Science and Practice on Dialogue - Forum for Interdisciplinary Exchange</text:span>. Siegen, Germany, Germany: European Society for Socially Embedded Technologies (Gender IT ’14), p. 21:21-21:28.</text:p>
        <text:p text:style-name="Bibliography_20_1">Kafai, Y., Richard, G. T. and Tynes, B. M. (2017) <text:span text:style-name="T1">Diversifying barbie and mortal kombat: intersectional perspectives and inclusive designs in gaming</text:span>. Pittsburgh: ETC Press.</text:p>
        <text:p text:style-name="Bibliography_20_1">Klepto, K. (2004) ‘Making war with love: the Clandestine Insurgent Rebel Clown Army.’ <text:span text:style-name="T1">City</text:span>. Routledge, 8(3) pp. 403–411.</text:p>
        <text:p text:style-name="Bibliography_20_1">Lee, C. H. and Soep, E. (2016) ‘None But Ourselves Can Free Our Minds: Critical Computational Literacy as a Pedagogy of Resistance.’ <text:span text:style-name="T1">Equity &amp; Excellence in Education</text:span>. Routledge, 49(4) pp. 480–492.</text:p>
        <text:p text:style-name="Bibliography_20_1">Livingstone, I. and Hope, A. (2010) <text:span text:style-name="T1">Next Gen: transforming the UK into the world’s leading talent hub for the video games and visual effects industries</text:span>. Nesta.</text:p>
        <text:p text:style-name="Bibliography_20_1">Livingstone, I. and Hope, A. (2011) ‘Next Gen: Transforming the UK into the world’s leading talent hub for the video games and visual effects industries.’ <text:span text:style-name="T1">National Endowment for Science, Technology and the Arts (NESTA), London, UK</text:span>.</text:p>
        <text:p text:style-name="Bibliography_20_1">Livingstone, S., Blum-Ross, A., Pavlick, J. and Ólafsson, K. (2018) ‘In the digital home, how do parents support their children and who supports them?’</text:p>
        <text:p text:style-name="Bibliography_20_1">Resnick, M. (2001) ‘Closing the fluency gap.’ <text:span text:style-name="T1">Communications of the ACM</text:span>, 44(3) pp. 144–145.</text:p>
        <text:p text:style-name="Bibliography_20_1">Resnick, M. (2017) ‘Fulfilling Papert’s Dream: Computational Fluency for All.’ <text:span text:style-name="T1">In</text:span> <text:span text:style-name="T1">Proceedings of the 2017 ACM SIGCSE Technical Symposium on Computer Science Education</text:span>. New York, NY, USA: Association for Computing Machinery (SIGCSE ’17), p. 5.</text:p>
        <text:p text:style-name="Bibliography_20_1"><text:soft-page-break/>Rothermel, P. (2003) ‘Can We Classify Motives for Home Education?’ <text:span text:style-name="T1">Evaluation &amp; Research in Education</text:span>. Routledge, 17(2–3) pp. 74–89.</text:p>
        <text:p text:style-name="Bibliography_20_1">Routledge, P. (2012) ‘Sensuous Solidarities: Emotion, Politics and Performance in the Clandestine Insurgent Rebel Clown Army.’ <text:span text:style-name="T1">Antipode</text:span>, 44(2) pp. 428–452.</text:p>
        <text:p text:style-name="Bibliography_20_1">Rushkoff, D. (2010) <text:span text:style-name="T1">Program or be programmed: ten commands for a digital age</text:span>. New York: OR Books.</text:p>
        <text:p text:style-name="Bibliography_20_1">Tekinbaş, K. S., Torres, R., Wolozin, L., Rufo-Tepper, R. and Shapiro, A. (2010) <text:span text:style-name="T1">Quest to learn: developing the school for digital kids</text:span>. Cambridge, Mass: The MIT Press.</text:p>
        <text:p text:style-name="Bibliography_20_1">The Royal Society (2017) <text:span text:style-name="T1">After the Reboot: Computing Education in UK Schools</text:span>. The Royal Society.</text:p>
        <text:p text:style-name="Bibliography_20_1">Waite, J. (2017) <text:span text:style-name="T1">Pedagogy in teaching Computer Science in schools: A Literature Review</text:span>. Royal Society, p. 90.</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1. Introduction</dc:title>
    <dc:description/>
    <dc:subject/>
    <meta:keyword/>
    <meta:initial-creator/>
    <dc:creator>Mick Chesterman</dc:creator>
    <meta:creation-date>2023-10-03T13:20:17Z</meta:creation-date>
    <dc:date>2023-10-03T14:23:16.252902081</dc:date>
    <meta:editing-duration>PT2M38S</meta:editing-duration>
    <meta:editing-cycles>2</meta:editing-cycles>
    <meta:document-statistic meta:table-count="0" meta:image-count="0" meta:object-count="0" meta:page-count="6" meta:paragraph-count="59" meta:word-count="2401" meta:character-count="15286" meta:non-whitespace-character-count="12954"/>
    <meta:user-defined meta:name="ZOTERO_PREF_1">&lt;data data-version="3" zotero-version="6.0.27"&gt;&lt;session id="Qe6QNNxf"/&gt;&lt;style id="http://www.zotero.org/styles/harvard-manchester-metropolitan-university" locale="en-US" hasBibliography="1" bibliographyStyleHasBeenSet="1"/&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